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Tw Cen MT"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2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2.783cm" svg:y="8.654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4" draw:layer="layout" svg:width="1.361cm" svg:height="0.717cm" svg:x="10.339cm" svg:y="7.683cm">
          <draw:text-box>
            <text:p text:style-name="P3"><text:span text:style-name="T2">SCLK</text:span></text:p>
          </draw:text-box>
        </draw:frame>
        <draw:custom-shape draw:style-name="gr5" draw:text-style-name="P6" draw:layer="layout" svg:width="0.8cm" svg:height="0.799cm" svg:x="7.2cm" svg:y="7.9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4" draw:text-style-name="P4" draw:layer="layout" svg:width="1.459cm" svg:height="0.717cm" svg:x="10.339cm" svg:y="8.583cm">
          <draw:text-box>
            <text:p text:style-name="P3"><text:span text:style-name="T2">MOSI</text:span></text:p>
          </draw:text-box>
        </draw:frame>
        <draw:custom-shape draw:style-name="gr5" draw:text-style-name="P6" draw:layer="layout" svg:width="0.8cm" svg:height="0.799cm" svg:x="7.2cm" svg:y="8.8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4" draw:text-style-name="P4" draw:layer="layout" svg:width="1.459cm" svg:height="0.717cm" svg:x="10.339cm" svg:y="9.483cm">
          <draw:text-box>
            <text:p text:style-name="P3"><text:span text:style-name="T2">MISO</text:span></text:p>
          </draw:text-box>
        </draw:frame>
        <draw:custom-shape draw:style-name="gr5" draw:text-style-name="P6" draw:layer="layout" svg:width="0.8cm" svg:height="0.799cm" svg:x="7.2cm" svg:y="9.7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4" draw:text-style-name="P4" draw:layer="layout" svg:width="1.082cm" svg:height="0.717cm" svg:x="10.339cm" svg:y="10.383cm">
          <draw:text-box>
            <text:p text:style-name="P3"><text:span text:style-name="T2">SS</text:span><text:span text:style-name="T3">1</text:span></text:p>
          </draw:text-box>
        </draw:frame>
        <draw:custom-shape draw:style-name="gr5" draw:text-style-name="P6" draw:layer="layout" svg:width="0.8cm" svg:height="0.799cm" svg:x="7.2cm" svg:y="10.601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2.817cm" svg:x2="11.4cm" svg:y2="12.817cm">
          <text:p/>
        </draw:line>
        <draw:frame draw:style-name="gr4" draw:text-style-name="P4" draw:layer="layout" svg:width="1.112cm" svg:height="0.717cm" svg:x="10.339cm" svg:y="12.2cm">
          <draw:text-box>
            <text:p text:style-name="P3"><text:span text:style-name="T2">SSn</text:span></text:p>
          </draw:text-box>
        </draw:frame>
        <draw:custom-shape draw:style-name="gr5" draw:text-style-name="P6" draw:layer="layout" svg:width="0.8cm" svg:height="0.799cm" svg:x="7.2cm" svg:y="12.418cm">
          <text:p text:style-name="P5"><text:span text:style-name="T3">1 bit</text:span></text:p>
          <text:p text:style-name="P5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781cm" svg:height="0.717cm" svg:x="9.119cm" svg:y="11.4cm">
          <draw:text-box>
            <text:p text:style-name="P3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9T08:18:13.429655658</dc:date>
    <dc:creator>David Lacey</dc:creator>
    <meta:generator>LibreOffice/4.2.7.2$Linux_X86_64 LibreOffice_project/420m0$Build-2</meta:generator>
    <meta:editing-duration>P0D</meta:editing-duration>
    <meta:editing-cycles>2</meta:editing-cycles>
    <meta:document-statistic meta:object-count="18"/>
  </office:meta>
</office:document-meta>
</file>